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000000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c0" fo:font-style="italic" style:font-style-asian="italic" style:font-style-complex="italic"/>
    </style:style>
    <style:style style:name="T4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6a3e3e"/>
    </style:style>
    <style:style style:name="T6" style:family="text">
      <style:text-properties fo:color="#3f7f5f"/>
    </style:style>
    <style:style style:name="T7" style:family="text">
      <style:text-properties fo:color="#3f7f5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shboard</text:span></text:p>
      <text:p text:style-name="P1"><text:span text:style-name="T1"/></text:p>
      <text:p text:style-name="P1"><text:span text:style-name="T1"><text:s text:c="4"/></text:span><text:span text:style-name="T2">public</text:span><text:span text:style-name="T1"> </text:span><text:span text:style-name="T2">static</text:span><text:span text:style-name="T1"> String </text:span><text:span text:style-name="T3">s</text:span><text:span text:style-name="T1">;</text:span></text:p>
      <text:p text:style-name="P1"><text:span text:style-name="T1"/></text:p>
      <text:p text:style-name="P1"><text:span text:style-name="T1"><text:s text:c="4"/></text:span><text:span text:style-name="T2">private</text:span><text:span text:style-name="T1"> </text:span><text:span text:style-name="T2">void</text:span><text:span text:style-name="T1"> setID() {</text:span></text:p>
      <text:p text:style-name="P1"><text:span text:style-name="T1"><text:s text:c="4"/><text:tab/> </text:span><text:span text:style-name="T3">s</text:span><text:span text:style-name="T1"> = (</text:span><text:span text:style-name="T3">studentid</text:span><text:span text:style-name="T1">.getText()).toString(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</text:span><text:span text:style-name="T2">private</text:span><text:span text:style-name="T1"> </text:span><text:span text:style-name="T2">void</text:span><text:span text:style-name="T1"> settings_buttonMouseClicked(java.awt.event.MouseEvent </text:span><text:span text:style-name="T5">evt</text:span><text:span text:style-name="T1">) { </text:span></text:p>
      <text:p text:style-name="P3"><text:s text:c="4"/><text:tab/>setID();</text:p>
      <text:p text:style-name="P1"><text:span text:style-name="T1"><text:s text:c="4"/><text:tab/>Settings2 </text:span><text:span text:style-name="T5">sett</text:span><text:span text:style-name="T1"> = </text:span><text:span text:style-name="T2">new</text:span><text:span text:style-name="T1"> Settings2(</text:span><text:span text:style-name="T2">this</text:span><text:span text:style-name="T1">);</text:span></text:p>
      <text:p text:style-name="P1"><text:span text:style-name="T1"><text:s text:c="4"/><text:tab/></text:span><text:span text:style-name="T5">sett</text:span><text:span text:style-name="T1">.setID(</text:span><text:span text:style-name="T3">s</text:span><text:span text:style-name="T1">);</text:span></text:p>
      <text:p text:style-name="P1"><text:span text:style-name="T1"><text:s text:c="8"/></text:span><text:span text:style-name="T5">sett</text:span><text:span text:style-name="T1">.setVisible(</text:span><text:span text:style-name="T2">true</text:span><text:span text:style-name="T1">);</text:span></text:p>
      <text:p text:style-name="P1"><text:span text:style-name="T1"><text:s text:c="8"/></text:span><text:span text:style-name="T5">sett</text:span><text:span text:style-name="T1">.pack();</text:span></text:p>
      <text:p text:style-name="P1"><text:span text:style-name="T1"><text:s text:c="8"/></text:span><text:span text:style-name="T5">sett</text:span><text:span text:style-name="T1">.setLocationRelativeTo(</text:span><text:span text:style-name="T2">null</text:span><text:span text:style-name="T1">);</text:span></text:p>
      <text:p text:style-name="P1"><text:span text:style-name="T1"><text:s text:c="6"/></text:span><text:span text:style-name="T6">//Dispose just closes the </text:span><text:span text:style-name="T7">pw</text:span><text:span text:style-name="T6"> window, not the entire program</text:span></text:p>
      <text:p text:style-name="P1"><text:span text:style-name="T1"><text:s text:c="8"/></text:span><text:span text:style-name="T5">sett</text:span><text:span text:style-name="T1">.setDefaultCloseOperation(JFrame.</text:span><text:span text:style-name="T4">DISPOSE_ON_CLOSE</text:span><text:span text:style-name="T1">);</text:span></text:p>
      <text:p text:style-name="P1"><text:span text:style-name="T1"><text:s text:c="4"/>}</text:span></text:p>
      <text:p text:style-name="P1"><text:span text:style-name="T1"/></text:p>
      <text:p text:style-name="P1"><text:span text:style-name="T1"/></text:p>
      <text:p text:style-name="P2"><text:span text:style-name="T1">Settings</text:span></text:p>
      <text:p text:style-name="P2"><text:span text:style-name="T1"/></text:p>
      <text:p text:style-name="P2"><text:span text:style-name="T1">all of 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lenn Fausti</meta:initial-creator>
    <meta:creation-date>2018-04-12T15:41:27.03</meta:creation-date>
    <dc:date>2018-04-12T16:25:33.52</dc:date>
    <dc:creator>Glenn Fausti</dc:creator>
    <meta:editing-duration>PT28M5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7" meta:word-count="44" meta:character-count="503"/>
  </office:meta>
</office:document-meta>
</file>